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89.63pt" svg:height="282.36pt" svg:x="504.68pt" svg:y="21.83pt">
            <draw:object draw:notify-on-update-of-ranges="Sheet1.A2:Sheet1.A20 Sheet1.C2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79.96pt" svg:height="255.23pt" svg:x="510.46pt" svg:y="320pt">
            <draw:object draw:notify-on-update-of-ranges="Sheet1.A2:Sheet1.A20 Sheet1.D3:Sheet1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encoder</text:p>
          </table:table-cell>
          <table:table-cell office:value-type="string" calcext:value-type="string">
            <text:p>delta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formula="of:=[.B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1" calcext:value-type="float">
            <text:p>3521</text:p>
          </table:table-cell>
          <table:table-cell table:formula="of:=[.B3]-[.G3]" office:value-type="float" office:value="3521" calcext:value-type="float">
            <text:p>3521</text:p>
          </table:table-cell>
          <table:table-cell table:formula="of:=[.C3]-[.C2]" office:value-type="float" office:value="3521" calcext:value-type="float">
            <text:p>35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5" calcext:value-type="float">
            <text:p>7005</text:p>
          </table:table-cell>
          <table:table-cell table:formula="of:=[.B4]-[.G4]" office:value-type="float" office:value="7005" calcext:value-type="float">
            <text:p>7005</text:p>
          </table:table-cell>
          <table:table-cell table:formula="of:=[.C4]-[.C3]" office:value-type="float" office:value="3484" calcext:value-type="float">
            <text:p>3484</text:p>
          </table:table-cell>
          <table:table-cell table:formula="of:=[.D4]-[.D3]"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23" calcext:value-type="float">
            <text:p>10523</text:p>
          </table:table-cell>
          <table:table-cell table:formula="of:=[.B5]-[.G5]" office:value-type="float" office:value="10523" calcext:value-type="float">
            <text:p>10523</text:p>
          </table:table-cell>
          <table:table-cell table:formula="of:=[.C5]-[.C4]" office:value-type="float" office:value="3518" calcext:value-type="float">
            <text:p>3518</text:p>
          </table:table-cell>
          <table:table-cell table:formula="of:=[.D5]-[.D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92" calcext:value-type="float">
            <text:p>14192</text:p>
          </table:table-cell>
          <table:table-cell table:formula="of:=[.B6]-[.G6]" office:value-type="float" office:value="14192" calcext:value-type="float">
            <text:p>14192</text:p>
          </table:table-cell>
          <table:table-cell table:formula="of:=[.C6]-[.C5]" office:value-type="float" office:value="3669" calcext:value-type="float">
            <text:p>3669</text:p>
          </table:table-cell>
          <table:table-cell table:formula="of:=[.D6]-[.D5]"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776" calcext:value-type="float">
            <text:p>17776</text:p>
          </table:table-cell>
          <table:table-cell table:formula="of:=[.B7]-[.G7]" office:value-type="float" office:value="17776" calcext:value-type="float">
            <text:p>17776</text:p>
          </table:table-cell>
          <table:table-cell table:formula="of:=[.C7]-[.C6]" office:value-type="float" office:value="3584" calcext:value-type="float">
            <text:p>3584</text:p>
          </table:table-cell>
          <table:table-cell table:formula="of:=[.D7]-[.D6]" office:value-type="float" office:value="-85" calcext:value-type="float">
            <text:p>-8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618" calcext:value-type="float">
            <text:p>21618</text:p>
          </table:table-cell>
          <table:table-cell table:formula="of:=[.B8]-[.G8]" office:value-type="float" office:value="21618" calcext:value-type="float">
            <text:p>21618</text:p>
          </table:table-cell>
          <table:table-cell table:formula="of:=[.C8]-[.C7]" office:value-type="float" office:value="3842" calcext:value-type="float">
            <text:p>3842</text:p>
          </table:table-cell>
          <table:table-cell table:formula="of:=[.D8]-[.D7]"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427" calcext:value-type="float">
            <text:p>25427</text:p>
          </table:table-cell>
          <table:table-cell table:formula="of:=[.B9]-[.G9]" office:value-type="float" office:value="25427" calcext:value-type="float">
            <text:p>25427</text:p>
          </table:table-cell>
          <table:table-cell table:formula="of:=[.C9]-[.C8]" office:value-type="float" office:value="3809" calcext:value-type="float">
            <text:p>3809</text:p>
          </table:table-cell>
          <table:table-cell table:formula="of:=[.D9]-[.D8]" office:value-type="float" office:value="-33" calcext:value-type="float">
            <text:p>-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41" calcext:value-type="float">
            <text:p>29341</text:p>
          </table:table-cell>
          <table:table-cell table:formula="of:=[.B10]-[.G10]" office:value-type="float" office:value="29341" calcext:value-type="float">
            <text:p>29341</text:p>
          </table:table-cell>
          <table:table-cell table:formula="of:=[.C10]-[.C9]" office:value-type="float" office:value="3914" calcext:value-type="float">
            <text:p>3914</text:p>
          </table:table-cell>
          <table:table-cell table:formula="of:=[.D10]-[.D9]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325" calcext:value-type="float">
            <text:p>33325</text:p>
          </table:table-cell>
          <table:table-cell table:formula="of:=[.B11]-[.G11]" office:value-type="float" office:value="33325" calcext:value-type="float">
            <text:p>33325</text:p>
          </table:table-cell>
          <table:table-cell table:formula="of:=[.C11]-[.C10]" office:value-type="float" office:value="3984" calcext:value-type="float">
            <text:p>3984</text:p>
          </table:table-cell>
          <table:table-cell table:formula="of:=[.D11]-[.D10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446" calcext:value-type="float">
            <text:p>37446</text:p>
          </table:table-cell>
          <table:table-cell table:formula="of:=[.B12]-[.G12]" office:value-type="float" office:value="37446" calcext:value-type="float">
            <text:p>37446</text:p>
          </table:table-cell>
          <table:table-cell table:formula="of:=[.C12]-[.C11]" office:value-type="float" office:value="4121" calcext:value-type="float">
            <text:p>4121</text:p>
          </table:table-cell>
          <table:table-cell table:formula="of:=[.D12]-[.D11]"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733" calcext:value-type="float">
            <text:p>41733</text:p>
          </table:table-cell>
          <table:table-cell table:formula="of:=[.B13]-[.G13]" office:value-type="float" office:value="41733" calcext:value-type="float">
            <text:p>41733</text:p>
          </table:table-cell>
          <table:table-cell table:formula="of:=[.C13]-[.C12]" office:value-type="float" office:value="4287" calcext:value-type="float">
            <text:p>4287</text:p>
          </table:table-cell>
          <table:table-cell table:formula="of:=[.D13]-[.D12]"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02" calcext:value-type="float">
            <text:p>46102</text:p>
          </table:table-cell>
          <table:table-cell table:formula="of:=[.B14]-[.G14]" office:value-type="float" office:value="46102" calcext:value-type="float">
            <text:p>46102</text:p>
          </table:table-cell>
          <table:table-cell table:formula="of:=[.C14]-[.C13]" office:value-type="float" office:value="4369" calcext:value-type="float">
            <text:p>4369</text:p>
          </table:table-cell>
          <table:table-cell table:formula="of:=[.D14]-[.D13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551" calcext:value-type="float">
            <text:p>50551</text:p>
          </table:table-cell>
          <table:table-cell table:formula="of:=[.B15]-[.G15]" office:value-type="float" office:value="50551" calcext:value-type="float">
            <text:p>50551</text:p>
          </table:table-cell>
          <table:table-cell table:formula="of:=[.C15]-[.C14]" office:value-type="float" office:value="4449" calcext:value-type="float">
            <text:p>4449</text:p>
          </table:table-cell>
          <table:table-cell table:formula="of:=[.D15]-[.D1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183" calcext:value-type="float">
            <text:p>55183</text:p>
          </table:table-cell>
          <table:table-cell table:formula="of:=[.B16]-[.G16]" office:value-type="float" office:value="55183" calcext:value-type="float">
            <text:p>55183</text:p>
          </table:table-cell>
          <table:table-cell table:formula="of:=[.C16]-[.C15]" office:value-type="float" office:value="4632" calcext:value-type="float">
            <text:p>4632</text:p>
          </table:table-cell>
          <table:table-cell table:formula="of:=[.D16]-[.D15]"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979" calcext:value-type="float">
            <text:p>59979</text:p>
          </table:table-cell>
          <table:table-cell table:formula="of:=[.B17]-[.G17]" office:value-type="float" office:value="59979" calcext:value-type="float">
            <text:p>59979</text:p>
          </table:table-cell>
          <table:table-cell table:formula="of:=[.C17]-[.C16]" office:value-type="float" office:value="4796" calcext:value-type="float">
            <text:p>4796</text:p>
          </table:table-cell>
          <table:table-cell table:formula="of:=[.D17]-[.D16]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898" calcext:value-type="float">
            <text:p>64898</text:p>
          </table:table-cell>
          <table:table-cell table:formula="of:=[.B18]-[.G18]" office:value-type="float" office:value="64898" calcext:value-type="float">
            <text:p>64898</text:p>
          </table:table-cell>
          <table:table-cell table:formula="of:=[.C18]-[.C17]" office:value-type="float" office:value="4919" calcext:value-type="float">
            <text:p>4919</text:p>
          </table:table-cell>
          <table:table-cell table:formula="of:=[.D18]-[.D17]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967" calcext:value-type="float">
            <text:p>69967</text:p>
          </table:table-cell>
          <table:table-cell table:formula="of:=[.B19]-[.G19]" office:value-type="float" office:value="69967" calcext:value-type="float">
            <text:p>69967</text:p>
          </table:table-cell>
          <table:table-cell table:formula="of:=[.C19]-[.C18]" office:value-type="float" office:value="5069" calcext:value-type="float">
            <text:p>5069</text:p>
          </table:table-cell>
          <table:table-cell table:formula="of:=[.D19]-[.D18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340" calcext:value-type="float">
            <text:p>75340</text:p>
          </table:table-cell>
          <table:table-cell table:formula="of:=[.B20]-[.G20]" office:value-type="float" office:value="75340" calcext:value-type="float">
            <text:p>75340</text:p>
          </table:table-cell>
          <table:table-cell table:formula="of:=[.C20]-[.C19]" office:value-type="float" office:value="5373" calcext:value-type="float">
            <text:p>5373</text:p>
          </table:table-cell>
          <table:table-cell table:formula="of:=[.D20]-[.D19]" office:value-type="float" office:value="304" calcext:value-type="float">
            <text:p>3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0:44:38.635159659</meta:creation-date>
    <dc:date>2018-11-27T22:12:21.704764188</dc:date>
    <meta:editing-duration>PT7M10S</meta:editing-duration>
    <meta:editing-cycles>2</meta:editing-cycles>
    <meta:generator>LibreOffice/6.0.6.2$Linux_X86_64 LibreOffice_project/00m0$Build-2</meta:generator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74cm" svg:height="9.962cm" xlink:href=".." xlink:type="simple" chart:class="chart:scatter" chart:style-name="ch1">
        <chart:legend svg:x="-0.001cm" svg:y="0cm" style:legend-expansion="custom" chartooo:width="17.274cm" chartooo:height="9.962cm" style:legend-expansion-aspect-ratio="1.73398915880345" chart:style-name="ch2"/>
        <chart:plot-area chart:style-name="ch3" table:cell-range-address="Sheet1.A2:Sheet1.A20 Sheet1.C2:Sheet1.C20" svg:x="0.345cm" svg:y="0.199cm" svg:width="16.584cm" svg:height="9.564cm">
          <chartooo:coordinate-region svg:x="1.522cm" svg:y="0.398cm" svg:width="15.22cm" svg:height="8.7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0" chart:class="chart:scatter">
            <chart:domain table:cell-range-address="Sheet1.A2:Sheet1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0">
                <text:p>0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523">
                <text:p>10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192">
                <text:p>14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776">
                <text:p>17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618">
                <text:p>21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427">
                <text:p>25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9341">
                <text:p>29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3325">
                <text:p>33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446">
                <text:p>37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1733">
                <text:p>41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6102">
                <text:p>46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0551">
                <text:p>50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5183">
                <text:p>55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9979">
                <text:p>59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4898">
                <text:p>64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9967">
                <text:p>69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5340">
                <text:p>75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33cm" svg:height="9.005cm" xlink:href=".." xlink:type="simple" chart:class="chart:scatter" chart:style-name="ch1">
        <chart:legend svg:x="0cm" svg:y="0cm" style:legend-expansion="custom" chartooo:width="16.933cm" chartooo:height="9.005cm" style:legend-expansion-aspect-ratio="1.88039977790117" chart:style-name="ch2"/>
        <chart:plot-area chart:style-name="ch3" table:cell-range-address="Sheet1.A2:Sheet1.A20 Sheet1.D3:Sheet1.D20" svg:x="0.338cm" svg:y="0.18cm" svg:width="16.257cm" svg:height="8.645cm">
          <chartooo:coordinate-region svg:x="1.33cm" svg:y="0.38cm" svg:width="15.07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0" chart:class="chart:scatter">
            <chart:domain table:cell-range-address="Sheet1.A2:Sheet1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3521">
                <text:p>3521</text:p>
                <draw:g>
                  <svg:desc>Sheet1.D3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